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tarJedi Special Edition" svg:font-family="'StarJedi Special Editio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tarJedi Special Edition" fo:font-size="50pt" style:font-size-asian="50pt" style:font-size-complex="50pt"/>
    </style:style>
    <style:style style:name="P2" style:family="paragraph" style:parent-style-name="Standard">
      <style:text-properties style:font-name="Courier New" fo:font-size="25pt" fo:font-weight="bold" style:font-size-asian="25pt" style:font-weight-asian="bold" style:font-size-complex="25pt" style:font-weight-complex="bold"/>
    </style:style>
    <style:style style:name="P3" style:family="paragraph" style:parent-style-name="Standard">
      <style:text-properties style:font-name="Courier New" fo:font-size="20pt" style:font-size-asian="20pt" style:font-size-complex="20pt"/>
    </style:style>
    <style:style style:name="P4" style:family="paragraph" style:parent-style-name="Text_20_body">
      <style:paragraph-properties fo:margin-left="0.635cm" fo:margin-right="0cm" fo:text-indent="0cm" style:auto-text-indent="false">
        <style:tab-stops/>
      </style:paragraph-properties>
    </style:style>
    <style:style style:name="P5" style:family="paragraph" style:parent-style-name="Text_20_body">
      <style:text-properties style:font-name="DejaVu Sans Mono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 style:list-style-name="L1">
      <style:text-properties style:font-name="Courier New" fo:font-size="20pt" style:font-size-asian="20pt" style:font-size-complex="20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officeooo:rsid="0002f4ac" officeooo:paragraph-rsid="0002f4ac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style:font-name="DejaVu Sans Mono"/>
    </style:style>
    <style:style style:name="P14" style:family="paragraph" style:parent-style-name="Text_20_body" style:list-style-name="L3">
      <style:text-properties officeooo:rsid="00052535" officeooo:paragraph-rsid="00052535"/>
    </style:style>
    <style:style style:name="P15" style:family="paragraph" style:parent-style-name="Text_20_body">
      <style:text-properties officeooo:rsid="0005a7bb" officeooo:paragraph-rsid="0005a7bb"/>
    </style:style>
    <style:style style:name="P16" style:family="paragraph" style:parent-style-name="Text_20_body">
      <style:text-properties fo:font-weight="bold" officeooo:rsid="0005a7bb" officeooo:paragraph-rsid="0005a7bb" style:font-weight-asian="bold" style:font-weight-complex="bold"/>
    </style:style>
    <style:style style:name="T1" style:family="text">
      <style:text-properties style:font-name="Courier New" fo:font-size="20pt" style:font-size-asian="20pt" style:font-size-complex="20pt"/>
    </style:style>
    <style:style style:name="T2" style:family="text">
      <style:text-properties style:font-name="Courier New" fo:font-size="25pt" fo:font-weight="bold" style:font-size-asian="25pt" style:font-weight-asian="bold" style:font-size-complex="25pt" style:font-weight-complex="bold"/>
    </style:style>
    <style:style style:name="T3" style:family="text">
      <style:text-properties style:font-name="DejaVu Sans Mono"/>
    </style:style>
    <style:style style:name="T4" style:family="text">
      <style:text-properties officeooo:rsid="0002f4ac"/>
    </style:style>
    <style:style style:name="T5" style:family="text">
      <style:text-properties officeooo:rsid="00065e9c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uente_20_de_20_párrafo_20_predeter."><text:span text:style-name="T1">Proyecto para</text:span></text:span></text:p>
      <text:p text:style-name="P1">Metodología</text:p>
      <text:p text:style-name="P1">de la</text:p>
      <text:p text:style-name="P1">investiga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Fuente_20_de_20_párrafo_20_predeter."><text:span text:style-name="T2">Integrantes:</text:span></text:span></text:p>
      <text:list xml:id="list2398831659" text:style-name="L1">
        <text:list-item>
          <text:p text:style-name="P7">Panasiti, Juan Marcelo</text:p>
        </text:list-item>
        <text:list-item>
          <text:p text:style-name="P7">Fracapani, Fabricio</text:p>
        </text:list-item>
        <text:list-item>
          <text:p text:style-name="P7">Martinez, Matías</text:p>
        </text:list-item>
        <text:list-item>
          <text:p text:style-name="P7">Aravena, Julio</text:p>
        </text:list-item>
      </text:list>
      <text:p text:style-name="P3"/>
      <text:h text:style-name="P8" text:outline-level="1"><text:bookmark text:name="yui_3_17_2_1_1555868947266_833"/>Descripción</text:h>
      <text:p text:style-name="Text_20_body">El proyecto “Changos” está dirigido para facilitar, organizar y planificar las compras de mercaderías y diversos productos mediante la comparación de precios, a través de una base de datos la cual se va a completar por la contribución de comerciantes, clientes y bases de datos externas. <text:s text:c="2"/></text:p>
      <text:h text:style-name="Heading_20_1" text:outline-level="1">Objetivo</text:h>
      <text:list xml:id="list3277371840" text:style-name="L2">
        <text:list-item>
          <text:p text:style-name="P9">Comparar precios de distintos negocios.</text:p>
        </text:list-item>
        <text:list-item>
          <text:p text:style-name="P9">Conocer los precios actualizados de distintos productos cercanos a tu ubicación.</text:p>
        </text:list-item>
        <text:list-item>
          <text:p text:style-name="P9">Generar un control de gastos mensuales.</text:p>
        </text:list-item>
        <text:list-item>
          <text:p text:style-name="P9">Dar y conocer opiniones de distintos puntos de ventas.</text:p>
        </text:list-item>
        <text:list-item>
          <text:p text:style-name="P9">Permitir a pequeños comerciantes dar a conocer sus productos y precios.</text:p>
        </text:list-item>
      </text:list>
      <text:p text:style-name="P4"/>
      <text:h text:style-name="Heading_20_1" text:outline-level="1">Planificación</text:h>
      <text:list xml:id="list802112050" text:style-name="L3">
        <text:list-item>
          <text:p text:style-name="P10">Roles</text:p>
          <text:list>
            <text:list-item>
              <text:p text:style-name="P10">Product Owner: <text:span text:style-name="T4">Panasiti Juan</text:span></text:p>
            </text:list-item>
            <text:list-item>
              <text:p text:style-name="P10">Scrum Master: <text:span text:style-name="T4">Fracapani Fabricio</text:span></text:p>
            </text:list-item>
            <text:list-item>
              <text:p text:style-name="P10">DevTeam: </text:p>
              <text:list>
                <text:list-item>
                  <text:p text:style-name="P11">Aravena Julio</text:p>
                </text:list-item>
                <text:list-item>
                  <text:p text:style-name="P11">Martinez Matías</text:p>
                </text:list-item>
                <text:list-item>
                  <text:p text:style-name="P11">Fracapani Fabricio</text:p>
                </text:list-item>
                <text:list-item>
                  <text:p text:style-name="P11">Panasiti Juan</text:p>
                </text:list-item>
              </text:list>
            </text:list-item>
          </text:list>
        </text:list-item>
        <text:list-item>
          <text:p text:style-name="P10">Software</text:p>
          <text:list>
            <text:list-item>
              <text:p text:style-name="P10">Android Studio 3.4</text:p>
            </text:list-item>
            <text:list-item>
              <text:p text:style-name="P10">Dia (Diagramas de Clase)</text:p>
            </text:list-item>
            <text:list-item>
              <text:p text:style-name="P10">Firebase (BD en la nube)</text:p>
            </text:list-item>
            <text:list-item>
              <text:p text:style-name="P10">Discord (para facilitar la comunicación del equipo)</text:p>
            </text:list-item>
            <text:list-item>
              <text:p text:style-name="P11">Trello</text:p>
            </text:list-item>
            <text:list-item>
              <text:p text:style-name="P10">GitHub</text:p>
            </text:list-item>
            <text:list-item>
              <text:p text:style-name="P10">LibreOffice para documentación</text:p>
            </text:list-item>
            <text:list-item>
              <text:p text:style-name="P10">Version del JDK: 8</text:p>
            </text:list-item>
            <text:list-item>
              <text:p text:style-name="P10">Versión mínima de Android SDK: API 21 (Android 5.0 Lollipop)</text:p>
            </text:list-item>
          </text:list>
        </text:list-item>
        <text:list-item>
          <text:p text:style-name="P14">Lista de especificaciones</text:p>
          <text:list>
            <text:list-item>
              <text:p text:style-name="P14"><text:soft-page-break/>Para el consumidor:</text:p>
              <text:list>
                <text:list-item>
                  <text:p text:style-name="P14">Organizar lista de compras</text:p>
                </text:list-item>
                <text:list-item>
                  <text:p text:style-name="P14">Cargar productos de uso frecuente</text:p>
                </text:list-item>
                <text:list-item>
                  <text:p text:style-name="P14">Conocer donde conviene comprar en base a:</text:p>
                  <text:list>
                    <text:list-item>
                      <text:p text:style-name="P14">su ubicación.</text:p>
                    </text:list-item>
                    <text:list-item>
                      <text:p text:style-name="P14">el mejor precio por producto.</text:p>
                    </text:list-item>
                    <text:list-item>
                      <text:p text:style-name="P14">el mejor precio general (por lista).</text:p>
                    </text:list-item>
                    <text:list-item>
                      <text:p text:style-name="P14">Etc.</text:p>
                    </text:list-item>
                  </text:list>
                </text:list-item>
              </text:list>
            </text:list-item>
            <text:list-item>
              <text:p text:style-name="P14">Para el comerciante:</text:p>
              <text:list>
                <text:list-item>
                  <text:p text:style-name="P14">Dar a conocer sus precios.</text:p>
                </text:list-item>
                <text:list-item>
                  <text:p text:style-name="P14">Conocer <text:span text:style-name="T5">opinión</text:span> de los consumidores</text:p>
                </text:list-item>
              </text:list>
            </text:list-item>
          </text:list>
        </text:list-item>
      </text:list>
      <text:p text:style-name="P16">Planificación del desarrollo</text:p>
      <text:p text:style-name="P15">El primer paso para avanzar con el proyecto es desarrollar un diagrama de clases para poder planificar el correcto desarrollo de la aplicación y distribución de tarea entre el equipo de desarrollo.</text:p>
      <text:p text:style-name="P15">La duración del sprint será de una semana, comenzando en domingo y finalizando en sábado, que son los días en los que el equipo se reunirá en persona o a través de Discord <text:span text:style-name="T5">para el inicio y la finalización del sprint corriente. Los días de semana nos reuniremos 20 o 30 minutos antes de clase para realizar el daily correspondiente.</text:span></text:p>
      <text:p text:style-name="P15">El equipo de desarrollo se dividirá en 2 grupos de 2 personas, cada grupo se encargará de una de las dos apps.</text:p>
      <text:list xml:id="list155248829683263" text:continue-numbering="true" text:style-name="L3">
        <text:list-item>
          <text:p text:style-name="P10">Tiempos:</text:p>
          <text:list>
            <text:list-item>
              <text:list>
                <text:list-item>
                  <text:p text:style-name="P10">1° entrega: <text:span text:style-name="T4">24 de abril.<text:tab/></text:span></text:p>
                </text:list-item>
                <text:list-item>
                  <text:p text:style-name="P10">2° entrega:</text:p>
                </text:list-item>
                <text:list-item>
                  <text:p text:style-name="P10">3° entrega:</text:p>
                </text:list-item>
              </text:list>
            </text:list-item>
          </text:list>
        </text:list-item>
      </text:list>
      <text:h text:style-name="Heading_20_1" text:outline-level="1"/>
      <text:p text:style-name="P5">Links:</text:p>
      <text:list xml:id="list1752965349" text:style-name="L4">
        <text:list-item>
          <text:p text:style-name="P12"><text:span text:style-name="Fuente_20_de_20_párrafo_20_predeter."><text:span text:style-name="T3">Documentación: </text:span></text:span><text:a xlink:type="simple" xlink:href="https://github.com/juanpanasiti/Proyecto-MdI-2019-Documentacion" text:style-name="Internet_20_link" text:visited-style-name="Visited_20_Internet_20_Link"><text:span text:style-name="Fuente_20_de_20_párrafo_20_predeter."><text:span text:style-name="T3">https://github.com/juanpanasiti/Proyecto-MdI-2019-Documentacion</text:span></text:span></text:a></text:p>
        </text:list-item>
        <text:list-item>
          <text:p text:style-name="P13">App Cliente: <text:a xlink:type="simple" xlink:href="https://github.com/juanpanasiti/Proyecto-MdI-2019-App-Consumidor" text:style-name="Internet_20_link" text:visited-style-name="Visited_20_Internet_20_Link">https://github.com/juanpanasiti/Proyecto-MdI-2019-App-Consumidor</text:a> </text:p>
        </text:list-item>
        <text:list-item>
          <text:p text:style-name="P13">App Comerciante: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tarJedi Special Edition" svg:font-family="'StarJedi Special Editio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22T21:44:00Z</meta:creation-date>
    <dc:date>2019-04-24T15:52:47.137340760</dc:date>
    <meta:editing-cycles>5</meta:editing-cycles>
    <meta:editing-duration>PT13M27S</meta:editing-duration>
    <meta:document-statistic meta:table-count="0" meta:image-count="0" meta:object-count="0" meta:page-count="3" meta:paragraph-count="60" meta:word-count="394" meta:character-count="2360" meta:non-whitespace-character-count="2066"/>
    <meta:template xlink:type="simple" xlink:actuate="onRequest" xlink:title="" xlink:href="Normal.dotm"/>
  </office:meta>
</office:document-meta>
</file>